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sup>
                <mn>3</mn>
                <mi>x</mi>
              </msup>
              <mo stretchy="false">+</mo>
              <mrow>
                <mn>2</mn>
                <mo stretchy="false">×</mo>
                <msup>
                  <mn>3</mn>
                  <mn>3</mn>
                </msup>
              </mrow>
            </mrow>
            <mo stretchy="false">=</mo>
            <mn>9</mn>
          </mrow>
        </mtd>
      </mtr>
      <mtr>
        <mtd>
          <mrow>
            <msup>
              <mn>9</mn>
              <mi>x</mi>
            </msup>
            <mo stretchy="false">=</mo>
            <mn>9</mn>
          </mrow>
        </mtd>
      </mtr>
      <mtr>
        <mtd>
          <mrow>
            <mi>x</mi>
            <mo stretchy="false">=</mo>
            <mn>1</mn>
          </mrow>
        </mtd>
      </mtr>
      <mtr>
        <mtd>
          <mrow/>
        </mtd>
      </mtr>
    </mtable>
    <annotation encoding="StarMath 5.0">3 sup x + 2 times 3 sup 3 = 9 newline
9 sup x = 9 newline
x = 1 newline
newline
 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2T11:51:24.204991392</meta:creation-date>
    <dc:date>2025-09-02T11:58:31.652775956</dc:date>
    <meta:editing-duration>PT6M28S</meta:editing-duration>
    <meta:editing-cycles>2</meta:editing-cycles>
    <meta:generator>LibreOffice/25.2.3.2$Linux_X86_64 LibreOffice_project/520$Build-2</meta:generator>
  </office:meta>
</office:document-meta>
</file>